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287in" svg:y="4.0201in">
            <draw:object draw:notify-on-update-of-ranges="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Sheet1.A51:Sheet1.A56 Sheet1.B50:Sheet1.B50 Sheet1.B51:Sheet1.B56 Sheet1.C50:Sheet1.C50 Sheet1.C51:Sheet1.C56 Sheet1.D50:Sheet1.D50 Sheet1.D51:Sheet1.D56 Sheet1.E50:Sheet1.E50 Sheet1.E51:Sheet1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Sheet1.A7:Sheet1.A7 Sheet1.A8:Sheet1.A10 Sheet1.B7:Sheet1.B7 Sheet1.B8:Sheet1.B10 Sheet1.C7:Sheet1.C7 Sheet1.C8:Sheet1.C10 Sheet1.D7:Sheet1.D7 Sheet1.D8:Sheet1.D10 Sheet1.E7:Sheet1.E7 Sheet1.E8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Sheet1.A12:Sheet1.A12 Sheet1.A13:Sheet1.A15 Sheet1.B12:Sheet1.B12 Sheet1.B13:Sheet1.B15 Sheet1.C12:Sheet1.C12 Sheet1.C13:Sheet1.C15 Sheet1.D12:Sheet1.D12 Sheet1.D13:Sheet1.D15 Sheet1.E12:Sheet1.E12 Sheet1.E13:Sheet1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449in" svg:y="3.9378in">
            <draw:object draw:notify-on-update-of-ranges="Sheet1.A33:Sheet1.A33 Sheet1.A34:Sheet1.A39 Sheet1.B33:Sheet1.B33 Sheet1.B34:Sheet1.B39 Sheet1.C33:Sheet1.C33 Sheet1.C34:Sheet1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Sheet1.A41:Sheet1.A41 Sheet1.A42:Sheet1.A47 Sheet1.B41:Sheet1.B41 Sheet1.B42:Sheet1.B47 Sheet1.C41:Sheet1.C41 Sheet1.C42:Sheet1.C4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– Last Left</text:p>
          </table:table-cell>
          <table:table-cell office:value-type="string">
            <text:p>Ronny's Simple – Last Left</text:p>
          </table:table-cell>
          <table:table-cell office:value-type="string">
            <text:p>Central Counter – First Left</text:p>
          </table:table-cell>
          <table:table-cell office:value-type="string">
            <text:p>Ronny's Simple – First Left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– Last Left</text:p>
          </table:table-cell>
          <table:table-cell office:value-type="string">
            <text:p>Ronny's Simple – Last Left</text:p>
          </table:table-cell>
          <table:table-cell office:value-type="string">
            <text:p>Central Counter – First Left</text:p>
          </table:table-cell>
          <table:table-cell office:value-type="string">
            <text:p>Ronny's Simple – First Left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– Last Left</text:p>
          </table:table-cell>
          <table:table-cell office:value-type="string">
            <text:p>Ronny's Simple – Last Left</text:p>
          </table:table-cell>
          <table:table-cell office:value-type="string">
            <text:p>Central Counter – First Left</text:p>
          </table:table-cell>
          <table:table-cell office:value-type="string">
            <text:p>Ronny's Simple – First Left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</text:p>
          </table:table-cell>
          <table:table-cell office:value-type="string">
            <text:p>One Works</text:p>
          </table:table-cell>
          <table:table-cell office:value-type="string">
            <text:p>One Writes</text:p>
          </table:table-cell>
          <table:table-cell office:value-type="string">
            <text:p>One Reads</text:p>
          </table:table-cell>
          <table:table-cell table:number-columns-repeated="10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40.02">
            <text:p>40.02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65.001">
            <text:p>65.001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81.667">
            <text:p>81.667</text:p>
          </table:table-cell>
          <table:table-cell table:number-columns-repeated="10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66.867">
            <text:p>66.8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38.915">
            <text:p>138.915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07.863">
            <text:p>207.86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2" table:number-rows-repeated="12">
          <table:table-cell table:number-columns-repeated="15"/>
        </table:table-row>
        <table:table-row table:style-name="ro3">
          <table:table-cell table:number-columns-repeated="6"/>
          <table:table-cell office:value-type="string">
            <text:p>explain that at the start of reading the first is quickly done – advantage for ronny's simple</text:p>
          </table:table-cell>
          <table:table-cell table:number-columns-repeated="8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9:27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5T12:25:52</dc:date>
    <meta:editing-duration>PT5H16M7S</meta:editing-duration>
    <meta:editing-cycles>48</meta:editing-cycles>
    <meta:document-statistic meta:table-count="1" meta:cell-count="1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17cm" svg:y="3.454cm" style:legend-expansion="high" chart:style-name="ch2"/>
        <chart:plot-area chart:style-name="ch3" table:cell-range-address="Sheet1.A2:Sheet1.E5" chart:data-source-has-labels="both" svg:x="1.331cm" svg:y="0.855cm" svg:width="9.146cm" svg:height="6.984cm">
          <chartooo:coordinate-region svg:x="2.138cm" svg:y="1.054cm" svg:width="8.245cm" svg:height="6.138cm"/>
          <chart:axis chart:dimension="x" chart:name="primary-x" chart:style-name="ch4" chartooo:axis-type="auto">
            <chartooo:date-scale/>
            <chart:title svg:x="4.855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– Last Left</text:p>
                <draw:g>
                  <svg:desc>Sheet1.B2:Sheet1.B2</svg:desc>
                </draw:g>
              </table:table-cell>
              <table:table-cell office:value-type="string">
                <text:p>Ronny's Simple – Last Left</text:p>
                <draw:g>
                  <svg:desc>Sheet1.C2:Sheet1.C2</svg:desc>
                </draw:g>
              </table:table-cell>
              <table:table-cell office:value-type="string">
                <text:p>Central Counter – First Left</text:p>
                <draw:g>
                  <svg:desc>Sheet1.D2:Sheet1.D2</svg:desc>
                </draw:g>
              </table:table-cell>
              <table:table-cell office:value-type="string">
                <text:p>Ronny's Simple – First Lef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26:Sheet1.A31</svg:desc>
                </draw:g>
              </table:table-cell>
              <table:table-cell office:value-type="float" office:value="0.836">
                <text:p>0.836</text:p>
                <draw:g>
                  <svg:desc>Sheet1.B26:Sheet1.B31</svg:desc>
                </draw:g>
              </table:table-cell>
              <table:table-cell office:value-type="float" office:value="0.164">
                <text:p>0.164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602">
                <text:p>0.602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454cm" style:legend-expansion="high" chart:style-name="ch2"/>
        <chart:plot-area chart:style-name="ch3" table:cell-range-address="Sheet1.A50:Sheet1.E56" chart:data-source-has-labels="both" svg:x="0.77cm" svg:y="0.855cm" svg:width="12.089cm" svg:height="6.984cm">
          <chartooo:coordinate-region svg:x="5.016cm" svg:y="1.504cm" svg:width="7.563cm" svg:height="6.335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267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</text:p>
                <draw:g>
                  <svg:desc>Sheet1.B50:Sheet1.B50</svg:desc>
                </draw:g>
              </table:table-cell>
              <table:table-cell office:value-type="string">
                <text:p>One Works</text:p>
                <draw:g>
                  <svg:desc>Sheet1.C50:Sheet1.C50</svg:desc>
                </draw:g>
              </table:table-cell>
              <table:table-cell office:value-type="string">
                <text:p>One Writes</text:p>
                <draw:g>
                  <svg:desc>Sheet1.D50:Sheet1.D50</svg:desc>
                </draw:g>
              </table:table-cell>
              <table:table-cell office:value-type="string">
                <text:p>One Reads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51:Sheet1.A56</svg:desc>
                </draw:g>
              </table:table-cell>
              <table:table-cell office:value-type="float" office:value="50">
                <text:p>50</text:p>
                <draw:g>
                  <svg:desc>Sheet1.B51:Sheet1.B56</svg:desc>
                </draw:g>
              </table:table-cell>
              <table:table-cell office:value-type="float" office:value="100">
                <text:p>100</text:p>
                <draw:g>
                  <svg:desc>Sheet1.C51:Sheet1.C56</svg:desc>
                </draw:g>
              </table:table-cell>
              <table:table-cell office:value-type="float" office:value="154.525">
                <text:p>154.525</text:p>
                <draw:g>
                  <svg:desc>Sheet1.D51:Sheet1.D56</svg:desc>
                </draw:g>
              </table:table-cell>
              <table:table-cell office:value-type="float" office:value="40.02">
                <text:p>40.02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6.376">
                <text:p>146.376</text:p>
              </table:table-cell>
              <table:table-cell office:value-type="float" office:value="207.863">
                <text:p>207.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17cm" svg:y="3.454cm" style:legend-expansion="high" chart:style-name="ch2"/>
        <chart:plot-area chart:style-name="ch3" table:cell-range-address="Sheet1.A7:Sheet1.E10" chart:data-source-has-labels="both" svg:x="1.331cm" svg:y="0.855cm" svg:width="9.146cm" svg:height="6.984cm">
          <chartooo:coordinate-region svg:x="2.138cm" svg:y="1.054cm" svg:width="8.245cm" svg:height="6.138cm"/>
          <chart:axis chart:dimension="x" chart:name="primary-x" chart:style-name="ch4" chartooo:axis-type="auto">
            <chartooo:date-scale/>
            <chart:title svg:x="4.855cm" svg:y="8.019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– Last Left</text:p>
                <draw:g>
                  <svg:desc>Sheet1.B7:Sheet1.B7</svg:desc>
                </draw:g>
              </table:table-cell>
              <table:table-cell office:value-type="string">
                <text:p>Ronny's Simple – Last Left</text:p>
                <draw:g>
                  <svg:desc>Sheet1.C7:Sheet1.C7</svg:desc>
                </draw:g>
              </table:table-cell>
              <table:table-cell office:value-type="string">
                <text:p>Central Counter – First Left</text:p>
                <draw:g>
                  <svg:desc>Sheet1.D7:Sheet1.D7</svg:desc>
                </draw:g>
              </table:table-cell>
              <table:table-cell office:value-type="string">
                <text:p>Ronny's Simple – First Left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17cm" svg:y="3.454cm" style:legend-expansion="high" chart:style-name="ch2"/>
        <chart:plot-area chart:style-name="ch3" table:cell-range-address="Sheet1.A12:Sheet1.E15" chart:data-source-has-labels="both" svg:x="1.331cm" svg:y="0.855cm" svg:width="9.146cm" svg:height="6.984cm">
          <chartooo:coordinate-region svg:x="2.138cm" svg:y="1.054cm" svg:width="8.245cm" svg:height="6.138cm"/>
          <chart:axis chart:dimension="x" chart:name="primary-x" chart:style-name="ch4" chartooo:axis-type="auto">
            <chartooo:date-scale/>
            <chart:title svg:x="4.855cm" svg:y="8.019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– Last Left</text:p>
                <draw:g>
                  <svg:desc>Sheet1.B12:Sheet1.B12</svg:desc>
                </draw:g>
              </table:table-cell>
              <table:table-cell office:value-type="string">
                <text:p>Ronny's Simple – Last Left</text:p>
                <draw:g>
                  <svg:desc>Sheet1.C12:Sheet1.C12</svg:desc>
                </draw:g>
              </table:table-cell>
              <table:table-cell office:value-type="string">
                <text:p>Central Counter – First Left</text:p>
                <draw:g>
                  <svg:desc>Sheet1.D12:Sheet1.D12</svg:desc>
                </draw:g>
              </table:table-cell>
              <table:table-cell office:value-type="string">
                <text:p>Ronny's Simple – First Left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B39" chart:label-cell-address="Sheet1.B33:Sheet1.B33" chart:class="chart:bar">
            <chart:data-point chart:repeated="6"/>
          </chart:series>
          <chart:series chart:style-name="ch8" chart:values-cell-range-address="Sheet1.C34:Sheet1.C39" chart:label-cell-address="Sheet1.C33:Sheet1.C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34:Sheet1.A39</svg:desc>
                </draw:g>
              </table:table-cell>
              <table:table-cell office:value-type="float" office:value="0.957">
                <text:p>0.957</text:p>
                <draw:g>
                  <svg:desc>Sheet1.B34:Sheet1.B39</svg:desc>
                </draw:g>
              </table:table-cell>
              <table:table-cell office:value-type="float" office:value="0.043">
                <text:p>0.043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03">
                <text:p>0.903</text:p>
              </table:table-cell>
              <table:table-cell office:value-type="float" office:value="0.097">
                <text:p>0.0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41:Sheet1.C47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42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7" chart:label-cell-address="Sheet1.B41:Sheet1.B41" chart:class="chart:bar">
            <chart:data-point chart:repeated="6"/>
          </chart:series>
          <chart:series chart:style-name="ch8" chart:values-cell-range-address="Sheet1.C42:Sheet1.C47" chart:label-cell-address="Sheet1.C41:Sheet1.C4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41:Sheet1.B41</svg:desc>
                </draw:g>
              </table:table-cell>
              <table:table-cell office:value-type="string">
                <text:p>Reading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42:Sheet1.A47</svg:desc>
                </draw:g>
              </table:table-cell>
              <table:table-cell office:value-type="float" office:value="0.995">
                <text:p>0.995</text:p>
                <draw:g>
                  <svg:desc>Sheet1.B42:Sheet1.B47</svg:desc>
                </draw:g>
              </table:table-cell>
              <table:table-cell office:value-type="float" office:value="0.005">
                <text:p>0.005</text:p>
                <draw:g>
                  <svg:desc>Sheet1.C42:Sheet1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89">
                <text:p>0.989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